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2cb9" officeooo:paragraph-rsid="00022cb9" style:text-blinking="false" fo:background-color="#f7f7f7"/>
    </style:style>
    <style:style style:name="P2" style:family="paragraph" style:parent-style-name="Standard">
      <style:text-properties officeooo:rsid="00022cb9" officeooo:paragraph-rsid="00022cb9"/>
    </style:style>
    <style:style style:name="P3" style:family="paragraph" style:parent-style-name="Standard">
      <style:text-properties officeooo:paragraph-rsid="00022cb9"/>
    </style:style>
    <style:style style:name="P4" style:family="paragraph" style:parent-style-name="Standard">
      <style:text-properties fo:font-weight="normal" officeooo:rsid="00022cb9" officeooo:paragraph-rsid="000279f0"/>
    </style:style>
    <style:style style:name="P5" style:family="paragraph" style:parent-style-name="Standard">
      <style:text-properties fo:font-weight="normal" officeooo:paragraph-rsid="000279f0"/>
    </style:style>
    <style:style style:name="P6" style:family="paragraph" style:parent-style-name="Standard">
      <style:text-properties fo:font-weight="normal" officeooo:paragraph-rsid="00029531"/>
    </style:style>
    <style:style style:name="P7" style:family="paragraph" style:parent-style-name="Standard">
      <style:text-properties fo:font-weight="normal" officeooo:rsid="00029531" officeooo:paragraph-rsid="00029531"/>
    </style:style>
    <style:style style:name="P8" style:family="paragraph" style:parent-style-name="Standard">
      <style:text-properties fo:font-weight="normal" officeooo:rsid="00029531" officeooo:paragraph-rsid="00049420"/>
    </style:style>
    <style:style style:name="P9" style:family="paragraph" style:parent-style-name="Standard">
      <style:text-properties fo:font-weight="normal" officeooo:paragraph-rsid="00049420"/>
    </style:style>
    <style:style style:name="P10" style:family="paragraph" style:parent-style-name="Standard">
      <style:text-properties officeooo:paragraph-rsid="000279f0"/>
    </style:style>
    <style:style style:name="P11" style:family="paragraph" style:parent-style-name="Standard">
      <style:text-properties officeooo:rsid="00029531" officeooo:paragraph-rsid="00029531"/>
    </style:style>
    <style:style style:name="P12" style:family="paragraph" style:parent-style-name="Standard">
      <style:text-properties fo:color="#000000" style:font-name="Liberation Serif" fo:font-size="12pt" officeooo:rsid="00029531" officeooo:paragraph-rsid="00029531" style:font-size-asian="10.5pt" style:font-size-complex="12pt"/>
    </style:style>
    <style:style style:name="T1" style:family="text">
      <style:text-properties officeooo:rsid="00022cb9"/>
    </style:style>
    <style:style style:name="T2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style:text-blinking="false" fo:background-color="#f7f7f7" loext:char-shading-value="0"/>
    </style:style>
    <style:style style:name="T3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2cb9" style:text-blinking="false" fo:background-color="#f7f7f7" loext:char-shading-value="0"/>
    </style:style>
    <style:style style:name="T4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style:text-blinking="false" fo:background-color="#f7f7f7" loext:char-shading-value="0" style:font-size-asian="12pt" style:font-size-complex="12pt"/>
    </style:style>
    <style:style style:name="T5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6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2cb9" style:text-blinking="false" fo:background-color="#f7f7f7" loext:char-shading-value="0" style:font-size-asian="12pt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9531" style:text-blinking="false" fo:background-color="#f7f7f7" loext:char-shading-value="0" style:font-size-asian="12pt" style:font-size-complex="12pt"/>
    </style:style>
    <style:style style:name="T8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49420" style:text-blinking="false" fo:background-color="#f7f7f7" loext:char-shading-value="0" style:font-size-asian="12pt" style:font-size-complex="12pt"/>
    </style:style>
    <style:style style:name="T9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style:text-blinking="false" fo:background-color="#f7f7f7" loext:char-shading-value="0"/>
    </style:style>
    <style:style style:name="T10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2cb9" style:text-blinking="false" fo:background-color="#f7f7f7" loext:char-shading-value="0"/>
    </style:style>
    <style:style style:name="T11" style:family="text">
      <style:text-properties fo:font-variant="normal" fo:text-transform="none" fo:color="#333333" style:text-line-through-style="none" style:text-line-through-type="none" style:text-underline-style="none" fo:font-weight="normal" style:text-blinking="false" fo:background-color="#f7f7f7" loext:char-shading-value="0"/>
    </style:style>
    <style:style style:name="T12" style:family="text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13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style:text-blinking="false" fo:background-color="#f7f7f7" loext:char-shading-value="0"/>
    </style:style>
    <style:style style:name="T14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15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fo:font-weight="normal" style:text-blinking="false" fo:background-color="#f7f7f7" loext:char-shading-value="0"/>
    </style:style>
    <style:style style:name="T16" style:family="text">
      <style:text-properties fo:font-variant="normal" fo:text-transform="none" fo:color="#c7254e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c7254e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79f0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9420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fo:font-weight="normal" officeooo:rsid="00049420" style:text-blinking="false" fo:background-color="transparent" loext:char-shading-value="0"/>
    </style:style>
    <style:style style:name="T25" style:family="text">
      <style:text-properties fo:color="#183691"/>
    </style:style>
    <style:style style:name="T26" style:family="text">
      <style:text-properties officeooo:rsid="00027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Create Database: create your local database.</text:span></text:p>
      <text:p text:style-name="P3"><text:span text:style-name="T9"><text:tab/></text:span><text:span text:style-name="T10">ruby_excercise</text:span><text:span text:style-name="T9"> $ bundle </text:span><text:span text:style-name="T15">exec</text:span><text:span text:style-name="T11"> </text:span><text:span text:style-name="T9">rake db:create</text:span></text:p>
      <text:p text:style-name="P2">2. Create First Migration: run bellow code to create products table.</text:p>
      <text:p text:style-name="P4"><text:span text:style-name="T2"><text:tab/>ruby_excercise $ </text:span><text:bookmark text:name="docs-internal-guid-2584f420-7fff-9333-2c15-a6464fc63e93"/><text:span text:style-name="T2">bundle </text:span><text:span text:style-name="T13">exec</text:span><text:span text:style-name="T2"> rake </text:span><text:a xlink:type="simple" xlink:href="db:migrate" text:style-name="Internet_20_link" text:visited-style-name="Visited_20_Internet_20_Link">db:migrate</text:a></text:p>
      <text:p text:style-name="P3"><text:span text:style-name="T1">3. Check table creation:</text:span></text:p>
      <text:p text:style-name="P6"><text:span text:style-name="T2"><text:tab/></text:span><text:span text:style-name="T3">ruby_excercise $ </text:span><text:span text:style-name="T2">sudo -u postgres psql -d ruby_excercise -c "\d+ products"</text:span></text:p>
      <text:p text:style-name="P10"><text:span text:style-name="T26">4. Using the file </text:span><text:bookmark text:name="docs-internal-guid-51d3298a-7fff-8118-d322-3a11b53d5430"/><text:span text:style-name="T16">app/main.rb </text:span><text:span text:style-name="T19">to create a product in the database. </text:span><text:bookmark text:name="docs-internal-guid-5dafe70e-7fff-af71-c7e0-dae5e7f902e2"/><text:span text:style-name="T19">An instance of running this program is given below:</text:span></text:p>
      <text:p text:style-name="P6"><text:span text:style-name="T6"><text:tab/>ruby_excercise</text:span><text:span text:style-name="T5"> $ bundle </text:span><text:span text:style-name="T14">exec</text:span><text:span text:style-name="T12"> </text:span><text:span text:style-name="T5">ruby app/main.rb</text:span></text:p>
      <text:p text:style-name="P6"><text:span text:style-name="T5"><text:tab/></text:span><text:span text:style-name="T7">Input the product code: 001</text:span></text:p>
      <text:p text:style-name="P6"><text:span text:style-name="T7"><text:tab/>Input the product name: Lavender heart</text:span></text:p>
      <text:p text:style-name="P6"><text:span text:style-name="T7"><text:tab/>Input the product price: 9.25</text:span></text:p>
      <text:p text:style-name="P6"><text:span text:style-name="T7"><text:tab/>The product created successfully</text:span></text:p>
      <text:p text:style-name="P6"><text:span text:style-name="T7"><text:tab/>Bye!</text:span></text:p>
      <text:p text:style-name="P11"><text:span text:style-name="T19">5. </text:span><text:span text:style-name="T18">Run</text:span><text:span text:style-name="T20">ning</text:span><text:span text:style-name="T18"> the checkout system by using the file <text:s/></text:span><text:span text:style-name="T17">app/add_to_card.rb</text:span></text:p>
      <text:p text:style-name="P9"><text:span text:style-name="T6"><text:tab/>ruby_excercise</text:span><text:span text:style-name="T5"> $ bundle </text:span><text:span text:style-name="T14">exec</text:span><text:span text:style-name="T12"> </text:span><text:span text:style-name="T5">ruby app/</text:span><text:span text:style-name="T7">add_to_card</text:span><text:span text:style-name="T5">.rb</text:span></text:p>
      <text:p text:style-name="P9"><text:span text:style-name="T5"><text:tab/></text:span><text:span text:style-name="T7">List of products:</text:span></text:p>
      <text:p text:style-name="P9"><text:span text:style-name="T7"><text:tab/>001 <text:s/>| Lavender heart | 9.25</text:span></text:p>
      <text:p text:style-name="P9"><text:span text:style-name="T7"><text:tab/>002 <text:s/>| Personalised cufflinks | 45.00</text:span></text:p>
      <text:p text:style-name="P9"><text:span text:style-name="T7"><text:tab/>003 <text:s/>| Kids T-shirt | 19.95</text:span></text:p>
      <text:p text:style-name="P9"><text:span text:style-name="T7"><text:tab/>Please input product code (using commas to separate code):001,002,003</text:span></text:p>
      <text:p text:style-name="P9"><text:span text:style-name="T5"><text:tab/></text:span><text:span text:style-name="T7">Basket: 001,002,003</text:span></text:p>
      <text:p text:style-name="P8"><text:span text:style-name="T4"><text:tab/>Total price: £66.78</text:span></text:p>
      <text:p text:style-name="P12"><text:span text:style-name="T23">6. Run</text:span><text:span text:style-name="T24">ning the test:</text:span></text:p>
      <text:p text:style-name="P9"><text:span text:style-name="T6"><text:tab/>ruby_excercise</text:span><text:span text:style-name="T5"> $ </text:span><text:span text:style-name="T8">rspec spec</text:span></text:p>
      <text:p text:style-name="P7"><text:span text:style-name="T7"/></text:p>
      <text:p text:style-name="P6"><text:span text:style-name="T7"/></text:p>
      <text:p text:style-name="P7"><text:span text:style-name="T5"/></text:p>
      <text:p text:style-name="P6"><text:span text:style-name="T5"/></text:p>
      <text:p text:style-name="P10"><text:span text:style-name="T19"/></text:p>
      <text:p text:style-name="P5"><text:span text:style-name="T2"/></text:p>
      <text:p text:style-name="P2"/>
      <text:p text:style-name="P3"><text:span text:style-name="T9"/></text:p>
      <text:p text:style-name="P1"><text:span text:style-name="T25"/></text:p>
      <text:p text:style-name="Text_20_body"><text:line-break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05:52.512923496</meta:creation-date>
    <dc:date>2019-04-14T08:38:54.011930408</dc:date>
    <meta:editing-duration>PT2M</meta:editing-duration>
    <meta:editing-cycles>1</meta:editing-cycles>
    <meta:document-statistic meta:table-count="0" meta:image-count="0" meta:object-count="0" meta:page-count="1" meta:paragraph-count="26" meta:word-count="152" meta:character-count="996" meta:non-whitespace-character-count="844"/>
    <meta:generator>LibreOffice/5.4.6.2$Linux_X86_64 LibreOffice_project/40m0$Build-2</meta:generator>
  </office:meta>
</office:document-meta>
</file>